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c3e" officeooo:paragraph-rsid="0012ac3e"/>
    </style:style>
    <style:style style:name="P2" style:family="paragraph" style:parent-style-name="Standard">
      <style:text-properties officeooo:rsid="0012ac3e" officeooo:paragraph-rsid="00134c6d"/>
    </style:style>
    <style:style style:name="P3" style:family="paragraph" style:parent-style-name="Standard">
      <style:text-properties officeooo:rsid="0012ac3e" officeooo:paragraph-rsid="0014fefd"/>
    </style:style>
    <style:style style:name="P4" style:family="paragraph" style:parent-style-name="Standard">
      <style:text-properties officeooo:rsid="00134c6d" officeooo:paragraph-rsid="00134c6d"/>
    </style:style>
    <style:style style:name="P5" style:family="paragraph" style:parent-style-name="Standard">
      <style:text-properties officeooo:rsid="00134c6d" officeooo:paragraph-rsid="0014b0c6"/>
    </style:style>
    <style:style style:name="P6" style:family="paragraph" style:parent-style-name="Standard">
      <style:text-properties officeooo:rsid="00139a6f" officeooo:paragraph-rsid="00139a6f"/>
    </style:style>
    <style:style style:name="P7" style:family="paragraph" style:parent-style-name="Standard">
      <style:text-properties officeooo:rsid="0014fefd" officeooo:paragraph-rsid="0014fefd"/>
    </style:style>
    <style:style style:name="T1" style:family="text">
      <style:text-properties officeooo:rsid="00134c6d"/>
    </style:style>
    <style:style style:name="T2" style:family="text">
      <style:text-properties officeooo:rsid="00139a6f"/>
    </style:style>
    <style:style style:name="T3" style:family="text">
      <style:text-properties officeooo:rsid="0014b0c6"/>
    </style:style>
    <style:style style:name="T4" style:family="text">
      <style:text-properties officeooo:rsid="0014fe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erenças entre Rails e Grails</text:p>
      <text:p text:style-name="P1"/>
      <text:p text:style-name="P2">Ambos são Frameworks para desenvolvimento de Aplicações Web gratuitos e código aberto. </text:p>
      <text:p text:style-name="P2">Ambos garantem uma alta produtividade <text:span text:style-name="T1">através do uso de Programação por Convenção, visando garantir simplicidade.</text:span></text:p>
      <text:p text:style-name="P2"/>
      <text:p text:style-name="P4">Instalação:</text:p>
      <text:p text:style-name="P4"><text:tab/><text:span text:style-name="T2">O </text:span>Rails se mostrou mais simples de instalar, tendo em vista que o Grails, por rodar sobre a JVM, precisa de algumas configurações adicionais como a declaração de variáveis de ambiente.</text:p>
      <text:p text:style-name="P4"/>
      <text:p text:style-name="P4">Primeiros Passos:</text:p>
      <text:p text:style-name="P1"><text:tab/><text:span text:style-name="T1">Para iniciar o desenvolvimento de uma aplicação ambas as linguagens se mostraram simples e adotam a mesma estratégia, que é o uso de comandos via linha de comando. Uma pequena desvantagem do Grails é o tempo necessário para rodar a aplicação, por ser necessário compilar a aplicação para byteCode. Além disso, na primeira vez que se inicia uma aplicação Grails ela vem incompleta, sendo necessário ainda baixar uma série de componentes, tornando esse processo ainda mais lento.</text:span></text:p>
      <text:p text:style-name="P1"/>
      <text:p text:style-name="P4">Documentação:</text:p>
      <text:p text:style-name="P4"><text:tab/><text:span text:style-name="T2">A principal diferença percebida quanto a documentação dos frameworks foi quanto ao uso de exemplos, que foi percebido com melhor aproveitamento na documentação do Rails. </text:span></text:p>
      <text:p text:style-name="P4"/>
      <text:p text:style-name="P6">Comunidade:</text:p>
      <text:p text:style-name="P6"><text:tab/>A impressão que tivemos é a de que a comunidade do Rails é bem maior que a do Grails. Percebemos isso, inclusive, comparando a quantidade de problemas que foram possíveis de resolver apenas consultando <text:s/>Stackoverflow.</text:p>
      <text:p text:style-name="P4"/>
      <text:p text:style-name="P4">IDE:</text:p>
      <text:p text:style-name="P4"><text:tab/><text:span text:style-name="T2">Quanto ao uso de IDE's praticamente não percebemos, pois praticamente todas as principais dão suporte a ambas as linguagens e Frameworks. No entanto, sentimos falta de podermos utilizar uma IDE online de modo colaborativo com o Grails, assim como vinhamos fazendo com Rails através do uso do Cloud9.</text:span></text:p>
      <text:p text:style-name="P4"/>
      <text:p text:style-name="P4">Plugins:</text:p>
      <text:p text:style-name="P4"><text:tab/><text:span text:style-name="T2">Notável o quão pobre de Plugins está o Grails em sua versão 3. Foi decepcionante termos que fazer uso do Bootstrap (Framework HTML, Javascript, CSS) através de CDN, pois o Grails 3 não tem um plugin para esse framework. Na nossa opinião essa era uma preocupação mínima que um framework de desenvolvimento web deveria ter.</text:span></text:p>
      <text:p text:style-name="P4"/>
      <text:p text:style-name="P4"><text:span text:style-name="T2">Padrão</text:span> MVC:</text:p>
      <text:p text:style-name="P4"><text:tab/><text:span text:style-name="T2">Ambos os Frameworks fazem uso do padrão arquitetural MVC, inclusive trazem uma divisão de diretórios bem similares.</text:span></text:p>
      <text:p text:style-name="P4"/>
      <text:p text:style-name="P4">Models:</text:p>
      <text:p text:style-name="P4"><text:tab/><text:span text:style-name="T3">Quanto a construção dos Models o Grails trás uma grande vantagem que é trabalhar sobre o Hibernate, trazendo assim facilidades na geração das tabelas e mais simplicidade no mapeamento dos Relacionamentos. Sendo, portanto, desvantagens do Rails: maior burocracia na criação das tabelas, através do uso dos Migrations; e maior dificuldade em mapear os relacionamentos através das chaves estrangeiras.</text:span></text:p>
      <text:p text:style-name="P4"/>
      <text:p text:style-name="P4">Views <text:span text:style-name="T3">e Templates</text:span>:</text:p>
      <text:p text:style-name="P4"><text:tab/><text:span text:style-name="T3">A forma de escrita de Views e Templates são muito semelhantes nas duas linguagens, </text:span><text:soft-page-break/><text:span text:style-name="T3">mudando apenas um pouco da sintaxe. Destacamos como principal diferença que o Grails necesssita de um pouco mais de código para definir qual o Template será utilizado em cada View.</text:span></text:p>
      <text:p text:style-name="P4"/>
      <text:p text:style-name="P4">Controllers <text:span text:style-name="T3">e Helpers (ou TagLib)</text:span>:</text:p>
      <text:p text:style-name="P4"><text:tab/><text:span text:style-name="T3">Nesse ponto sentimos falta apenas um mecanismo no Grails em que podessemos compartilhar variáveis entre diferentes Controller, na falta desse mecanismo, utilizamos sessões HTTP, mas achamos a estrutura de ApplicationController do Rails mais interessante.</text:span></text:p>
      <text:p text:style-name="P4"><text:tab/><text:span text:style-name="T3">Notável o quão mais simples é o uso de Helpers do Rails em comparação com as Taglibs do Grails. No Rails os helpers permitem adicionar objetos manipuláveis nas views, enquanto no Grails as Taglibs te permitem adicionar praticamente apenas código HTML.</text:span></text:p>
      <text:p text:style-name="P4"/>
      <text:p text:style-name="P5">Rotas <text:span text:style-name="T3">e Filters (ou </text:span>Interceptors<text:span text:style-name="T3">)</text:span>:</text:p>
      <text:p text:style-name="P4"><text:tab/><text:span text:style-name="T3">O esquema de mapeamento de Rotas é bastante semelhante nos dois Frameworks. A diferença principal é facilidade que encontramos no Rails em escrever e mapear os Filters em comparação com os Interceptors do Grails.</text:span></text:p>
      <text:p text:style-name="P4"/>
      <text:p text:style-name="P7">Curva de Aprendizado:</text:p>
      <text:p text:style-name="P7"><text:tab/>Por utilizarem estruturas bastante semelhantes (inclusive a outros frameworks Web), fica difícil avaliar a curva de aprendizado. Mas podemos dizer que o tempo de adaptação nos dois casos foi praticamente o mesmo.</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10:26:29.584276394</meta:creation-date>
    <dc:date>2015-08-14T11:44:06.154042898</dc:date>
    <meta:editing-duration>PT11M44S</meta:editing-duration>
    <meta:editing-cycles>1</meta:editing-cycles>
    <meta:document-statistic meta:table-count="0" meta:image-count="0" meta:object-count="0" meta:page-count="2" meta:paragraph-count="28" meta:word-count="589" meta:character-count="3806" meta:non-whitespace-character-count="3229"/>
    <meta:generator>LibreOffice/4.2.8.2$Linux_X86_64 LibreOffice_project/420m0$Build-2</meta:generator>
  </office:meta>
</office:document-meta>
</file>